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cm"/>
    </style:style>
    <style:style style:name="co2" style:family="table-column">
      <style:table-column-properties fo:break-before="auto" style:column-width="9.4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63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75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14cm"/>
    </style:style>
    <style:style style:name="co9" style:family="table-column">
      <style:table-column-properties fo:break-before="auto" style:column-width="5.436cm"/>
    </style:style>
    <style:style style:name="co10" style:family="table-column">
      <style:table-column-properties fo:break-before="auto" style:column-width="6.144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4.994cm"/>
    </style:style>
    <style:style style:name="co13" style:family="table-column">
      <style:table-column-properties fo:break-before="auto" style:column-width="4.717cm"/>
    </style:style>
    <style:style style:name="co14" style:family="table-column">
      <style:table-column-properties fo:break-before="auto" style:column-width="5.034cm"/>
    </style:style>
    <style:style style:name="co15" style:family="table-column">
      <style:table-column-properties fo:break-before="auto" style:column-width="3.328cm"/>
    </style:style>
    <style:style style:name="co16" style:family="table-column">
      <style:table-column-properties fo:break-before="auto" style:column-width="5.697cm"/>
    </style:style>
    <style:style style:name="co17" style:family="table-column">
      <style:table-column-properties fo:break-before="auto" style:column-width="3.189cm"/>
    </style:style>
    <style:style style:name="co18" style:family="table-column">
      <style:table-column-properties fo:break-before="auto" style:column-width="3.062cm"/>
    </style:style>
    <style:style style:name="co19" style:family="table-column">
      <style:table-column-properties fo:break-before="auto" style:column-width="5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c0c0c0" fo:border="0.06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ext-properties fo:color="#00cc33"/>
    </style:style>
    <style:style style:name="ce54" style:family="table-cell" style:parent-style-name="Default">
      <style:text-properties fo:color="#81d41a"/>
    </style:style>
    <style:style style:name="ce55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 style:data-style-name="N100"/>
  </office:automatic-styles>
  <office:body>
    <office:spreadsheet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Nazwy miejs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zdzielnia prądowa głów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 Wiatrołąpie, na prawo od drzi wejściowych do garażu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arte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 spiżarni, na prawo za drzwiami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iętro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 praln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atek – rozdzielni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łóna rodzielnia gdzie są moduły systemu Fatek, modułu Modbus, i SolidCHIP (temperatury)</text:p>
          </table:table-cell>
        </table:table-row>
        <table:table-row table:style-name="ro1">
          <table:table-cell/>
          <table:table-cell office:value-type="string" calcext:value-type="string">
            <text:p>Fatek – szycie przewodów parter</text:p>
          </table:table-cell>
          <table:table-cell office:value-type="string" calcext:value-type="string">
            <text:p>SZ1</text:p>
          </table:table-cell>
          <table:table-cell office:value-type="string" calcext:value-type="string">
            <text:p>Pod rodzielnią fateka, szara puszka, na le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piętro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Pod rozdzielnia Fateka, szra puszka, na pra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inne (ogród, pozostałe)</text:p>
          </table:table-cell>
          <table:table-cell office:value-type="string" calcext:value-type="string">
            <text:p>SZ3</text:p>
          </table:table-cell>
          <table:table-cell office:value-type="string" calcext:value-type="string">
            <text:p>Na prawo od SZ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zekaźniki pod zabudową w kuchn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d zabudową w kuchni, łączenie twarde w RP2 do Fateka</text:p>
          </table:table-cell>
        </table:table-row>
        <table:table-row table:style-name="ro1">
          <table:table-cell/>
          <table:table-cell office:value-type="string" calcext:value-type="string">
            <text:p>Przekaźniki na lewo od pieca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uszka zewnątrzna ogród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Na ścianie od strony ogrodu, pod oknem z gabinetu</text:p>
          </table:table-cell>
        </table:table-row>
        <table:table-row table:style-name="ro1">
          <table:table-cell/>
          <table:table-cell office:value-type="string" calcext:value-type="string">
            <text:p>Puszka zewnętrzna garaż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Puszka na ścianie garażowej od strony lewych drzwi garażowych, za rogiem</text:p>
          </table:table-cell>
        </table:table-row>
        <table:table-row table:style-name="ro1">
          <table:table-cell/>
          <table:table-cell office:value-type="string" calcext:value-type="string">
            <text:p>Puszka brama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Puszka między furtką a bramą główną</text:p>
          </table:table-cell>
        </table:table-row>
        <table:table-row table:style-name="ro1">
          <table:table-cell/>
          <table:table-cell office:value-type="string" calcext:value-type="string">
            <text:p>Puszka taras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Puszka na tarasie nad garażem</text:p>
          </table:table-cell>
        </table:table-row>
      </table:table>
      <table:table table:name="Parter X" table:style-name="ta1" table:print="false">
        <office:forms form:automatic-focus="false" form:apply-design-mode="false"/>
        <table:table-column table:style-name="co4" table:default-cell-style-name="ce20"/>
        <table:table-column table:style-name="co5" table:default-cell-style-name="ce21"/>
        <table:table-column table:style-name="co6" table:default-cell-style-name="ce20"/>
        <table:table-column table:style-name="co7" table:number-columns-repeated="2" table:default-cell-style-name="ce22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ce19" office:value-type="string" calcext:value-type="string">
            <text:p>Punkt</text:p>
          </table:table-cell>
          <table:table-cell table:style-name="ce19" office:value-type="string" calcext:value-type="string">
            <text:p>Przewód</text:p>
          </table:table-cell>
          <table:table-cell table:style-name="ce19" office:value-type="string" calcext:value-type="string">
            <text:p>Przyłączenie</text:p>
          </table:table-cell>
          <table:table-cell table:style-name="ce19" office:value-type="string" calcext:value-type="string">
            <text:p>M-XY</text:p>
          </table:table-cell>
          <table:table-cell table:style-name="ce2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office:value-type="float" office:value="1422" calcext:value-type="float">
            <text:p>1422</text:p>
          </table:table-cell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office:value-type="float" office:value="1427" calcext:value-type="float">
            <text:p>1427</text:p>
          </table:table-cell>
          <table:table-cell office:value-type="float" office:value="3803" calcext:value-type="float">
            <text:p>3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office:value-type="string" calcext:value-type="string">
            <text:p>11-5</text:p>
          </table:table-cell>
          <table:table-cell office:value-type="string" calcext:value-type="string">
            <text:p>2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office:value-type="float" office:value="1432" calcext:value-type="float">
            <text:p>1432</text:p>
          </table:table-cell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office:value-type="float" office:value="1437" calcext:value-type="float">
            <text:p>1437</text:p>
          </table:table-cell>
          <table:table-cell office:value-type="float" office:value="3809" calcext:value-type="float">
            <text:p>38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24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24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office:value-type="float" office:value="1442" calcext:value-type="float">
            <text:p>1442</text:p>
          </table:table-cell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2</text:p>
          </table:table-cell>
          <table:table-cell office:value-type="float" office:value="1447" calcext:value-type="float">
            <text:p>1447</text:p>
          </table:table-cell>
          <table:table-cell office:value-type="float" office:value="3815" calcext:value-type="float">
            <text:p>38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3]+([.J172]-[.I172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4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office:value-type="string" calcext:value-type="string">
            <text:p>126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office:value-type="string" calcext:value-type="string">
            <text:p>127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office:value-type="string" calcext:value-type="string">
            <text:p>128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office:forms form:automatic-focus="false" form:apply-design-mode="false"/>
        <table:table-column table:style-name="co8" table:default-cell-style-name="ce20"/>
        <table:table-column table:style-name="co7" table:default-cell-style-name="ce21"/>
        <table:table-column table:style-name="co9" table:default-cell-style-name="ce20"/>
        <table:table-column table:style-name="co7" table:default-cell-style-name="ce22"/>
        <table:table-column table:style-name="co7" table:default-cell-style-name="ce25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9" office:value-type="string" calcext:value-type="string">
            <text:p>Punkt</text:p>
          </table:table-cell>
          <table:table-cell table:style-name="ce19" office:value-type="string" calcext:value-type="string">
            <text:p>Przewód</text:p>
          </table:table-cell>
          <table:table-cell table:style-name="ce19" office:value-type="string" calcext:value-type="string">
            <text:p>Przyłączenie</text:p>
          </table:table-cell>
          <table:table-cell table:style-name="ce19" office:value-type="string" calcext:value-type="string">
            <text:p>M-XY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22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office:value-type="float" office:value="1523" calcext:value-type="float">
            <text:p>15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22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22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27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-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7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22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22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ośw Rekraacja Kinkiet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21" calcext:value-type="float">
            <text:p>15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+12 v - zasilanie 12V do FA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ND – zasilanie 12V do FAT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office:value-type="string" calcext:value-type="string">
            <text:p>(przekaźniki pod sufitem, w zabudowie, łączenie w szawce 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22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22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22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22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22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office:value-type="float" office:value="1160" calcext:value-type="float">
            <text:p>116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22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(wyjście pod kominkiem, dostęp przz kratkę pod kominkiem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22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22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(wyjście w zabudowie szafy kuchennej, na lewo od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22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22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22" office:value-type="string" calcext:value-type="string">
            <text:p>20</text:p>
          </table:table-cell>
          <table:table-cell office:value-type="float" office:value="1827" calcext:value-type="float">
            <text:p>1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22" office:value-type="string" calcext:value-type="string">
            <text:p>21</text:p>
          </table:table-cell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22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22" office:value-type="string" calcext:value-type="string">
            <text:p>23</text:p>
          </table:table-cell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22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22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22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22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/>
          <table:table-cell/>
          <table:table-cell table:style-name="ce20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office:forms form:automatic-focus="false" form:apply-design-mode="false"/>
        <table:table-column table:style-name="co10" table:default-cell-style-name="ce20"/>
        <table:table-column table:style-name="co7" table:default-cell-style-name="ce21"/>
        <table:table-column table:style-name="co11" table:default-cell-style-name="ce20"/>
        <table:table-column table:style-name="co7" table:number-columns-repeated="2" table:default-cell-style-name="ce22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9" office:value-type="string" calcext:value-type="string">
            <text:p>Punkt</text:p>
          </table:table-cell>
          <table:table-cell table:style-name="ce19" office:value-type="string" calcext:value-type="string">
            <text:p>Przewód</text:p>
          </table:table-cell>
          <table:table-cell table:style-name="ce19" office:value-type="string" calcext:value-type="string">
            <text:p>Przyłączenie</text:p>
          </table:table-cell>
          <table:table-cell table:style-name="ce19" office:value-type="string" calcext:value-type="string">
            <text:p>M-XY</text:p>
          </table:table-cell>
          <table:table-cell table:style-name="ce2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office:value-type="float" office:value="1452" calcext:value-type="float">
            <text:p>1452</text:p>
          </table:table-cell>
          <table:table-cell office:value-type="float" office:value="3818" calcext:value-type="float">
            <text:p>38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office:value-type="float" office:value="1457" calcext:value-type="float">
            <text:p>1457</text:p>
          </table:table-cell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office:value-type="float" office:value="1462" calcext:value-type="float">
            <text:p>1462</text:p>
          </table:table-cell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office:value-type="float" office:value="1467" calcext:value-type="float">
            <text:p>1467</text:p>
          </table:table-cell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style-name="ce21" office:value-type="string" calcext:value-type="string">
            <text:p>masa 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office:value-type="float" office:value="1472" calcext:value-type="float">
            <text:p>1472</text:p>
          </table:table-cell>
          <table:table-cell office:value-type="float" office:value="3830" calcext:value-type="float">
            <text:p>38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office:value-type="float" office:value="1477" calcext:value-type="float">
            <text:p>1477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office:value-type="float" office:value="1482" calcext:value-type="float">
            <text:p>1482</text:p>
          </table:table-cell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office:value-type="float" office:value="1487" calcext:value-type="float">
            <text:p>1487</text:p>
          </table:table-cell>
          <table:table-cell office:value-type="float" office:value="3845" calcext:value-type="float">
            <text:p>38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office:value-type="float" office:value="1492" calcext:value-type="float">
            <text:p>1492</text:p>
          </table:table-cell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podrzewanie lustra</text:p>
          </table:table-cell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28" office:value-type="string" calcext:value-type="string">
            <text:p>X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29"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office:value-type="float" office:value="1497" calcext:value-type="float">
            <text:p>1497</text:p>
          </table:table-cell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28" office:value-type="string" calcext:value-type="string">
            <text:p>X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office:value-type="float" office:value="1502" calcext:value-type="float">
            <text:p>1502</text:p>
          </table:table-cell>
          <table:table-cell office:value-type="float" office:value="3839" calcext:value-type="float">
            <text:p>38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office:value-type="float" office:value="1512" calcext:value-type="float">
            <text:p>1512</text:p>
          </table:table-cell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0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29" office:value-type="float" office:value="164" calcext:value-type="float">
            <text:p>164</text:p>
          </table:table-cell>
          <table:table-cell table:style-name="ce29" table:formula="of:=[.I221]-[.H221]+[.H222]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28" office:value-type="string" calcext:value-type="string">
            <text:p>X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28" office:value-type="string" calcext:value-type="string">
            <text:p>X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28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28" office:value-type="string" calcext:value-type="string">
            <text:p>X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28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28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28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28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28" office:value-type="string" calcext:value-type="string">
            <text:p>Y183</text:p>
          </table:table-cell>
          <table:table-cell office:value-type="float" office:value="1507" calcext:value-type="float">
            <text:p>1507</text:p>
          </table:table-cell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28" office:value-type="string" calcext:value-type="string">
            <text:p>X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28" office:value-type="string" calcext:value-type="string">
            <text:p>X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moduł pilotów nad skrzynką z sterownikiem PLC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Y" table:style-name="ta1" table:print="false">
        <office:forms form:automatic-focus="false" form:apply-design-mode="false"/>
        <table:table-column table:style-name="co12" table:default-cell-style-name="ce20"/>
        <table:table-column table:style-name="co7" table:default-cell-style-name="ce21"/>
        <table:table-column table:style-name="co13" table:default-cell-style-name="ce20"/>
        <table:table-column table:style-name="co7" table:default-cell-style-name="ce22"/>
        <table:table-column table:style-name="co7" table:default-cell-style-name="ce25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ce19" office:value-type="string" calcext:value-type="string">
            <text:p>Punkt</text:p>
          </table:table-cell>
          <table:table-cell table:style-name="ce19" office:value-type="string" calcext:value-type="string">
            <text:p>Przewód</text:p>
          </table:table-cell>
          <table:table-cell table:style-name="ce19" office:value-type="string" calcext:value-type="string">
            <text:p>Przyłączenie</text:p>
          </table:table-cell>
          <table:table-cell table:style-name="ce19" office:value-type="string" calcext:value-type="string">
            <text:p>M-XY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22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21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office:value-type="float" office:value="1825" calcext:value-type="float">
            <text:p>18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31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42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27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29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29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46" office:value-type="float" office:value="1652" calcext:value-type="float">
            <text:p>1652</text:p>
          </table:table-cell>
          <table:table-cell table:style-name="ce46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office:value-type="float" office:value="1879" calcext:value-type="float">
            <text:p>18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office:value-type="float" office:value="1892" calcext:value-type="float">
            <text:p>18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office:value-type="float" office:value="1905" calcext:value-type="float">
            <text:p>19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2074" calcext:value-type="float">
            <text:p>207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54" office:value-type="string" calcext:value-type="string">
            <text:p>Rekreacja 1</text:p>
          </table:table-cell>
          <table:table-cell office:value-type="string" calcext:value-type="string">
            <text:p>Rekraacja – punkt TV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55" office:value-type="string" calcext:value-type="string">
            <text:p>Rekreacja 2</text:p>
          </table:table-cell>
          <table:table-cell office:value-type="string" calcext:value-type="string">
            <text:p>Rekraacja – przy wyjsciu na zewnątrz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Ip. Hall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TV Sypialnia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TV Rekreacja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TV Ip Hall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TV Saloon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uszka Brama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Kotlownia – Fatek</text:p>
          </table:table-cell>
          <table:table-cell office:value-type="string" calcext:value-type="string">
            <text:p>Fatek – łączenie beczką w R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0">
          <table:table-cell/>
          <table:table-cell table:style-name="ce30"/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style-name="ce51"/>
          <table:table-cell table:number-columns-repeated="3"/>
        </table:table-row>
        <table:table-row table:style-name="ro1">
          <table:table-cell table:style-name="ce51"/>
          <table:table-cell table:number-columns-repeated="3"/>
        </table:table-row>
      </table:table>
      <table:table table:name="Satel" table:style-name="ta1" table:print="false">
        <table:table-column table:style-name="co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21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51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59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21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59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59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59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59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59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59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59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59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59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59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59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ZC/C</text:p>
          </table:table-cell>
          <table:table-cell office:value-type="string" calcext:value-type="string">
            <text:p>CK1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SC</text:p>
          </table:table-cell>
          <table:table-cell office:value-type="string" calcext:value-type="string">
            <text:p>'+EX1’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SC/C</text:p>
          </table:table-cell>
          <table:table-cell office:value-type="string" calcext:value-type="string">
            <text:p>DT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.00.0000</text:date>, <text:time style:data-style-name="N2" text:time-value="15:44:40.40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kub Czyżkowski</meta:initial-creator>
    <meta:creation-date>2012-10-19T15:37:49.88</meta:creation-date>
    <dc:date>2022-11-06T17:21:15.794000000</dc:date>
    <meta:editing-duration>P9DT14H38M55S</meta:editing-duration>
    <meta:editing-cycles>286</meta:editing-cycles>
    <meta:generator>LibreOffice/7.3.1.3$Windows_X86_64 LibreOffice_project/a69ca51ded25f3eefd52d7bf9a5fad8c90b87951</meta:generator>
    <meta:document-statistic meta:table-count="7" meta:cell-count="2598" meta:object-count="0"/>
  </office:meta>
</office:document-meta>
</file>